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ssessment: React 2</text:h>
      <text:p text:style-name="Text_20_body"><text:a xlink:type="simple" xlink:href="http://curric.rithmschool.com/springboard/assessments/react-2.zip" text:style-name="Internet_20_link" text:visited-style-name="Visited_20_Internet_20_Link">Download code</text:a></text:p>
      <text:p text:style-name="Text_20_body">Assessments</text:p>
      <text:p text:style-name="Text_20_body">Remember, assessments are meant to be completed <text:span text:style-name="Strong_20_Emphasis">by you</text:span>, not as a shared exercise with friends or other members of your cohort.</text:p>
      <text:p text:style-name="Text_20_body">All code submitted should be <text:span text:style-name="Strong_20_Emphasis">written by you</text:span>. If you incorporate code from elsewhere, it must be clearly specified.</text:p>
      <text:p text:style-name="Text_20_body"><text:span text:style-name="Strong_20_Emphasis">Please do not</text:span> put your assessment on GitHub.</text:p>
      <text:section text:style-name="Sect1" text:name="part-1-conceptual">
        <text:h text:style-name="Heading_20_2" text:outline-level="2">Part 1: Conceptual</text:h>
        <text:p text:style-name="Text_20_body">Answer the following questions inside the <text:span text:style-name="Citation">conceptual.md</text:span> file.</text:p>
      </text:section>
      <text:section text:style-name="Sect1" text:name="part-2-unroll">
        <text:h text:style-name="Heading_20_2" text:outline-level="2">Part 2: Unroll</text:h>
        <text:p text:style-name="Text_20_body">Write a function called <text:span text:style-name="Citation">unroll</text:span>, which takes in a square array of arrays (i.e. a grid with <text:span text:style-name="Emphasis">n</text:span> rows and <text:span text:style-name="Emphasis">n</text:span> columns). An input could look like this:</text:p>
        <text:p text:style-name="Preformatted_20_Text">const square = [</text:p>
        <text:p text:style-name="Preformatted_20_Text"><text:s text:c="2"/>[1, 2, 3, 4],</text:p>
        <text:p text:style-name="Preformatted_20_Text"><text:s text:c="2"/>[5, 6, 7, 8],</text:p>
        <text:p text:style-name="Preformatted_20_Text"><text:s text:c="2"/>[9, 10, 11, 12],</text:p>
        <text:p text:style-name="Preformatted_20_Text"><text:s text:c="2"/>[13, 14, 15, 16]</text:p>
        <text:p text:style-name="P1">];</text:p>
        <text:p text:style-name="Text_20_body"><text:span text:style-name="Citation">unroll</text:span> should take in such a square array and return a single array containing the values in the square. You should obtain the values by traversing the square in a spiral: from the top-left corner, move all the way to the right, then all the way down, then all the way to the left, then all the way up, and repeat.</text:p>
        <text:p text:style-name="Text_20_body">For the above example, <text:span text:style-name="Citation">unroll</text:span> should return <text:span text:style-name="Source_20_Text">[1, 2, 3, 4, 8, 12, 16, 15, 14, 13, 9, 5, 6, 7, 11, 10]</text:span>.</text:p>
        <text:p text:style-name="Text_20_body">Here’s another example:</text:p>
        <text:p text:style-name="Preformatted_20_Text">const smallerSquare = [</text:p>
        <text:p text:style-name="Preformatted_20_Text"><text:s text:c="2"/>["a", "b", "c"],</text:p>
        <text:p text:style-name="Preformatted_20_Text"><text:s text:c="2"/>["d", "e", "f"],</text:p>
        <text:p text:style-name="Preformatted_20_Text"><text:s text:c="2"/>["g", "h", "i"]</text:p>
        <text:p text:style-name="Preformatted_20_Text">];</text:p>
        <text:p text:style-name="Preformatted_20_Text"/>
        <text:p text:style-name="P1">unroll(smallerSquare); // ["a", "b", "c", "f", "i", "h", "g", "d", "e"]</text:p>
        <text:p text:style-name="Text_20_body"><text:span text:style-name="Strong_20_Emphasis">Write tests for these cases</text:span> and make sure your code passes these. Feel free to add any other tests you deem necessary.</text:p>
      </text:section>
      <text:section text:style-name="Sect1" text:name="part-3-build-an-app">
        <text:h text:style-name="Heading_20_2" text:outline-level="2"><text:soft-page-break/>Part 3: Build an App!</text:h>
        <text:p text:style-name="Text_20_body">Until a week ago, you were the lead developer at Silicon Valley’s hottest coding cafe, “The Closure Cafe”. You had a nice React app that listed your food items drawing those from a static list of items hard-coded into your app.</text:p>
        <text:p text:style-name="Text_20_body">Now, though, the cafe has gotten its liquor license and relaunched itself as “Snack or Booze”, and your app needs to change!</text:p>
        <text:list xml:id="list1912433397" text:style-name="L1">
          <text:list-item>
            <text:p text:style-name="P3">The homepage should show the # of food items (“snacks”) and drink choices (“drinks”) </text:p>
          </text:list-item>
          <text:list-item>
            <text:p text:style-name="P3">The navbar should add a new link, “Drinks”, leading to a page listing the drinks — just like the “Snacks” link leads to a page listing food items. </text:p>
          </text:list-item>
          <text:list-item>
            <text:p text:style-name="P3">The drink listing page should show a list of drink choices, with each being a link to the details about the drink, just like for food items. </text:p>
          </text:list-item>
          <text:list-item>
            <text:p text:style-name="P3"><text:span text:style-name="Strong_20_Emphasis">However</text:span>, you shouldn’t solve this by just cloning the <text:span text:style-name="Citation">FoodMenu</text:span> and <text:span text:style-name="Citation">FoodItem</text:span> components — you’d have so much duplicate code! Instead, turn these into generic components that can work with either food or drink lists/items. </text:p>
          </text:list-item>
          <text:list-item>
            <text:p text:style-name="P3">Now that you have more things on your menu, you should add a page that lets site users add either a drink or a snack. </text:p>
          </text:list-item>
          <text:list-item>
            <text:p text:style-name="P3"><text:span text:style-name="Strong_20_Emphasis">Design your app well.</text:span> We don’t want to see poor names or see AJAX calls buried in your components. Use good design! Test whatever you can! </text:p>
          </text:list-item>
          <text:list-item>
            <text:p text:style-name="P3">Make sure you <text:span text:style-name="Strong_20_Emphasis">document your code appropriately. Srsly.</text:span> </text:p>
          </text:list-item>
          <text:list-item>
            <text:p text:style-name="P2">Make sure you handle not-found pages — if a visitor tries to go to a link that doesn’t work, it should give a friendly 404-style message. If someone tries to go to a drink or food item that doesn’t exist, it should redirect to the drinks or food items listing page. </text:p>
          </text:list-item>
        </text:list>
        <text:p text:style-name="Text_20_body">The app does not need any kind of login or authentication; everyone can see everything and can add new items.</text:p>
        <text:section text:style-name="Sect1" text:name="starting-up">
          <text:h text:style-name="Heading_20_3" text:outline-level="3">Starting Up</text:h>
          <text:p text:style-name="Text_20_body">Run <text:span text:style-name="Source_20_Text">npm i</text:span> to install the dependencies and <text:span text:style-name="Source_20_Text">npm start</text:span> to start the server.</text:p>
          <text:p text:style-name="Text_20_body"><text:span text:style-name="Strong_20_Emphasis">Important!</text:span> Although the React frontend doesn’t yet use it, you do have your backend set up so that <text:span text:style-name="Source_20_Text">npm start</text:span> starts both your backend <text:span text:style-name="Emphasis">and</text:span> your frontend. The backend is available at <text:span text:style-name="Citation">http://localhost:5000/</text:span>. You have a RESTful JSON-oriented backend with two resources, <text:span text:style-name="Citation">drinks</text:span> and <text:span text:style-name="Citation">snacks</text:span>. (The backend supports all sorts of methods, but you will only need <text:span text:style-name="Citation">GET</text:span> and <text:span text:style-name="Citation">POST</text:span> for the exercise).</text:p>
          <text:p text:style-name="Text_20_body">Have fun and good luck!</text:p>
          <text:p text:style-name="Text_20_body">Our Backend Server</text:p>
          <text:p text:style-name="Text_20_body">You don’t need to understand how our backend works in order to work on this assessment — but you might find it helpful for your tech toolbox.</text:p>
          <text:p text:style-name="Text_20_body">We included a node library, <text:span text:style-name="Citation">json-server</text:span>, which creates a straightforward fully-featured JSON REST API from a JSON file, including the ability to update that JSON file when changes are made via <text:soft-page-break/>POST/PATCH/DELETE. When you add drinks/snacks, you’re changing the file <text:span text:style-name="Citation">db.json</text:span> in the application directory.</text:p>
          <text:p text:style-name="Text_20_body"><text:span text:style-name="Citation">json-server</text:span> is terrific for working on front-end code challenges that would benefit from a simple backend API, or small-scale personal projects where a custom backend server would be overkill.</text:p>
          <text:p text:style-name="Text_20_body">Also: we edited the <text:span text:style-name="Citation">package.json</text:span> so that <text:span text:style-name="Source_20_Text">npm start</text:span> doesn’t just start up the React server on 3000, but also <text:span text:style-name="Citation">json-server</text:span> on 5000. This is a nice convenience—to work on the app, you don’t need to separately start/stop both. We did this with another add-on library, <text:span text:style-name="Citation">concurrently</text:span>.</text:p>
        </text:section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9T11:03:10.201000000</meta:creation-date>
    <dc:date>2020-11-09T11:03:43.007000000</dc:date>
    <meta:editing-duration>PT33S</meta:editing-duration>
    <meta:editing-cycles>1</meta:editing-cycles>
    <meta:document-statistic meta:table-count="0" meta:image-count="0" meta:object-count="0" meta:page-count="3" meta:paragraph-count="47" meta:word-count="794" meta:character-count="4430" meta:non-whitespace-character-count="3666"/>
    <meta:generator>LibreOffice/7.0.2.2$Windows_X86_64 LibreOffice_project/8349ace3c3162073abd90d81fd06dcfb6b36b994</meta:generator>
  </office:meta>
</office:document-meta>
</file>